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8e1c98" officeooo:paragraph-rsid="008e1c98"/>
    </style:style>
    <style:style style:name="P2" style:family="paragraph" style:parent-style-name="Standard">
      <style:paragraph-properties fo:text-align="start" style:justify-single-word="false"/>
      <style:text-properties officeooo:rsid="008e1c98" officeooo:paragraph-rsid="008e1c98"/>
    </style:style>
    <style:style style:name="P3" style:family="paragraph" style:parent-style-name="Standard">
      <style:text-properties officeooo:rsid="009e624b" officeooo:paragraph-rsid="00a1338e"/>
    </style:style>
    <style:style style:name="P4" style:family="paragraph" style:parent-style-name="Standard">
      <style:text-properties officeooo:rsid="009e624b" officeooo:paragraph-rsid="00a73d34"/>
    </style:style>
    <style:style style:name="P5" style:family="paragraph" style:parent-style-name="Standard">
      <style:text-properties officeooo:rsid="00aa833b" officeooo:paragraph-rsid="00aa833b"/>
    </style:style>
    <style:style style:name="P6" style:family="paragraph" style:parent-style-name="Standard">
      <style:text-properties officeooo:rsid="00ab38d1" officeooo:paragraph-rsid="00ab38d1"/>
    </style:style>
    <style:style style:name="P7" style:family="paragraph" style:parent-style-name="Standard">
      <style:text-properties officeooo:rsid="00ad105d" officeooo:paragraph-rsid="00ae9380"/>
    </style:style>
    <style:style style:name="P8" style:family="paragraph" style:parent-style-name="Standard">
      <style:text-properties officeooo:rsid="00ad105d" officeooo:paragraph-rsid="00b23584"/>
    </style:style>
    <style:style style:name="P9" style:family="paragraph" style:parent-style-name="Standard">
      <style:text-properties officeooo:rsid="00b3d758" officeooo:paragraph-rsid="00b3d758"/>
    </style:style>
    <style:style style:name="P10" style:family="paragraph" style:parent-style-name="Standard">
      <style:text-properties style:font-name="Liberation Serif" fo:font-style="normal" officeooo:rsid="0095006c" officeooo:paragraph-rsid="008e1c98" style:font-style-asian="normal" style:font-style-complex="normal"/>
    </style:style>
    <style:style style:name="P11" style:family="paragraph" style:parent-style-name="Standard">
      <style:text-properties style:font-name="Liberation Serif" fo:font-style="normal" officeooo:rsid="009d923f" officeooo:paragraph-rsid="0097382f" style:font-style-asian="normal" style:font-style-complex="normal"/>
    </style:style>
    <style:style style:name="P12" style:family="paragraph" style:parent-style-name="Standard">
      <style:text-properties style:font-name="Liberation Serif" fo:font-style="normal" officeooo:rsid="00a1338e" officeooo:paragraph-rsid="00a1338e" style:font-style-asian="normal" style:font-style-complex="normal"/>
    </style:style>
    <style:style style:name="P13" style:family="paragraph" style:parent-style-name="Standard">
      <style:text-properties style:font-name="Liberation Serif" fo:font-style="normal" officeooo:rsid="00a54104" officeooo:paragraph-rsid="00a73d34" style:font-style-asian="normal" style:font-style-complex="normal"/>
    </style:style>
    <style:style style:name="P14" style:family="paragraph" style:parent-style-name="Standard">
      <style:text-properties style:font-name="Liberation Serif" fo:font-style="normal" officeooo:rsid="00a8fe62" officeooo:paragraph-rsid="00a73d34" style:font-style-asian="normal" style:font-style-complex="normal"/>
    </style:style>
    <style:style style:name="P15" style:family="paragraph" style:parent-style-name="Standard">
      <style:text-properties style:font-name="Liberation Serif" fo:font-style="normal" officeooo:rsid="00ad0918" officeooo:paragraph-rsid="00ab38d1" style:font-style-asian="normal" style:font-style-complex="normal"/>
    </style:style>
    <style:style style:name="P16" style:family="paragraph" style:parent-style-name="Standard">
      <style:text-properties style:font-name="Liberation Serif" fo:font-style="normal" officeooo:rsid="00ae9380" officeooo:paragraph-rsid="00ae9380" style:font-style-asian="normal" style:font-style-complex="normal"/>
    </style:style>
    <style:style style:name="P17" style:family="paragraph" style:parent-style-name="Standard">
      <style:text-properties style:font-name="Liberation Serif" fo:font-style="normal" officeooo:rsid="00b0fd3c" officeooo:paragraph-rsid="00b23584" style:font-style-asian="normal" style:font-style-complex="normal"/>
    </style:style>
    <style:style style:name="P18" style:family="paragraph" style:parent-style-name="Standard">
      <style:text-properties style:font-name="Liberation Serif" fo:font-style="normal" officeooo:rsid="00b24b67" officeooo:paragraph-rsid="00b23584" style:font-style-asian="normal" style:font-style-complex="normal"/>
    </style:style>
    <style:style style:name="P19" style:family="paragraph" style:parent-style-name="Standard">
      <style:text-properties style:font-name="Liberation Serif" fo:font-style="normal" officeooo:rsid="00ab38d1" officeooo:paragraph-rsid="00ab38d1" style:font-style-asian="normal" style:font-style-complex="normal"/>
    </style:style>
    <style:style style:name="P20" style:family="paragraph" style:parent-style-name="Standard">
      <style:text-properties officeooo:rsid="0097382f" officeooo:paragraph-rsid="00c3c395"/>
    </style:style>
    <style:style style:name="P21" style:family="paragraph" style:parent-style-name="Heading_20_1" style:master-page-name="MP0">
      <style:paragraph-properties style:page-number="auto" fo:break-before="page"/>
    </style:style>
    <style:style style:name="P22" style:family="paragraph" style:parent-style-name="Heading_20_1">
      <style:text-properties officeooo:rsid="009f6be1" officeooo:paragraph-rsid="009f6be1"/>
    </style:style>
    <style:style style:name="T1" style:family="text">
      <style:text-properties officeooo:rsid="004b31da"/>
    </style:style>
    <style:style style:name="T2" style:family="text">
      <style:text-properties officeooo:rsid="008c5cc6"/>
    </style:style>
    <style:style style:name="T3" style:family="text">
      <style:text-properties style:font-name="Liberation Serif" fo:font-style="normal" style:font-style-asian="normal" style:font-style-complex="normal"/>
    </style:style>
    <style:style style:name="T4" style:family="text">
      <style:text-properties style:font-name="Liberation Serif" fo:font-style="normal" officeooo:rsid="008fe8f1" style:font-style-asian="normal" style:font-style-complex="normal"/>
    </style:style>
    <style:style style:name="T5" style:family="text">
      <style:text-properties style:font-name="Liberation Serif" fo:font-style="normal" officeooo:rsid="0090a90e" style:font-style-asian="normal" style:font-style-complex="normal"/>
    </style:style>
    <style:style style:name="T6" style:family="text">
      <style:text-properties style:font-name="Liberation Serif" fo:font-style="normal" officeooo:rsid="0091b1eb" style:font-style-asian="normal" style:font-style-complex="normal"/>
    </style:style>
    <style:style style:name="T7" style:family="text">
      <style:text-properties style:font-name="Liberation Serif" fo:font-style="normal" officeooo:rsid="0093cfa4" style:font-style-asian="normal" style:font-style-complex="normal"/>
    </style:style>
    <style:style style:name="T8" style:family="text">
      <style:text-properties style:font-name="Liberation Serif" fo:font-style="normal" officeooo:rsid="0095006c" style:font-style-asian="normal" style:font-style-complex="normal"/>
    </style:style>
    <style:style style:name="T9" style:family="text">
      <style:text-properties style:font-name="Liberation Serif" fo:font-style="normal" officeooo:rsid="0098b894" style:font-style-asian="normal" style:font-style-complex="normal"/>
    </style:style>
    <style:style style:name="T10" style:family="text">
      <style:text-properties style:font-name="Liberation Serif" fo:font-style="normal" officeooo:rsid="00999dac" style:font-style-asian="normal" style:font-style-complex="normal"/>
    </style:style>
    <style:style style:name="T11" style:family="text">
      <style:text-properties style:font-name="Liberation Serif" fo:font-style="normal" officeooo:rsid="009a4775" style:font-style-asian="normal" style:font-style-complex="normal"/>
    </style:style>
    <style:style style:name="T12" style:family="text">
      <style:text-properties style:font-name="Liberation Serif" fo:font-style="normal" officeooo:rsid="009c0e44" style:font-style-asian="normal" style:font-style-complex="normal"/>
    </style:style>
    <style:style style:name="T13" style:family="text">
      <style:text-properties style:font-name="Liberation Serif" fo:font-style="normal" officeooo:rsid="009d923f" style:font-style-asian="normal" style:font-style-complex="normal"/>
    </style:style>
    <style:style style:name="T14" style:family="text">
      <style:text-properties style:font-name="Liberation Serif" fo:font-style="normal" officeooo:rsid="009f190d" style:font-style-asian="normal" style:font-style-complex="normal"/>
    </style:style>
    <style:style style:name="T15" style:family="text">
      <style:text-properties style:font-name="Liberation Serif" fo:font-style="normal" officeooo:rsid="00a0447a" style:font-style-asian="normal" style:font-style-complex="normal"/>
    </style:style>
    <style:style style:name="T16" style:family="text">
      <style:text-properties style:font-name="Liberation Serif" fo:font-style="normal" officeooo:rsid="00a1338e" style:font-style-asian="normal" style:font-style-complex="normal"/>
    </style:style>
    <style:style style:name="T17" style:family="text">
      <style:text-properties style:font-name="Liberation Serif" fo:font-style="normal" officeooo:rsid="00a2c72e" style:font-style-asian="normal" style:font-style-complex="normal"/>
    </style:style>
    <style:style style:name="T18" style:family="text">
      <style:text-properties style:font-name="Liberation Serif" fo:font-style="normal" officeooo:rsid="00a334c2" style:font-style-asian="normal" style:font-style-complex="normal"/>
    </style:style>
    <style:style style:name="T19" style:family="text">
      <style:text-properties style:font-name="Liberation Serif" fo:font-style="normal" officeooo:rsid="00a49545" style:font-style-asian="normal" style:font-style-complex="normal"/>
    </style:style>
    <style:style style:name="T20" style:family="text">
      <style:text-properties style:font-name="Liberation Serif" fo:font-style="normal" officeooo:rsid="00a54104" style:font-style-asian="normal" style:font-style-complex="normal"/>
    </style:style>
    <style:style style:name="T21" style:family="text">
      <style:text-properties style:font-name="Liberation Serif" fo:font-style="normal" officeooo:rsid="00a73d34" style:font-style-asian="normal" style:font-style-complex="normal"/>
    </style:style>
    <style:style style:name="T22" style:family="text">
      <style:text-properties style:font-name="Liberation Serif" fo:font-style="normal" officeooo:rsid="00a8c1fc" style:font-style-asian="normal" style:font-style-complex="normal"/>
    </style:style>
    <style:style style:name="T23" style:family="text">
      <style:text-properties style:font-name="Liberation Serif" fo:font-style="normal" officeooo:rsid="00a8fe62" style:font-style-asian="normal" style:font-style-complex="normal"/>
    </style:style>
    <style:style style:name="T24" style:family="text">
      <style:text-properties style:font-name="Liberation Serif" fo:font-style="normal" officeooo:rsid="00ab38d1" style:font-style-asian="normal" style:font-style-complex="normal"/>
    </style:style>
    <style:style style:name="T25" style:family="text">
      <style:text-properties style:font-name="Liberation Serif" fo:font-style="normal" officeooo:rsid="00ad0918" style:font-style-asian="normal" style:font-style-complex="normal"/>
    </style:style>
    <style:style style:name="T26" style:family="text">
      <style:text-properties style:font-name="Liberation Serif" fo:font-style="normal" officeooo:rsid="00ad105d" style:font-style-asian="normal" style:font-style-complex="normal"/>
    </style:style>
    <style:style style:name="T27" style:family="text">
      <style:text-properties style:font-name="Liberation Serif" fo:font-style="normal" officeooo:rsid="00ae9380" style:font-style-asian="normal" style:font-style-complex="normal"/>
    </style:style>
    <style:style style:name="T28" style:family="text">
      <style:text-properties style:font-name="Liberation Serif" fo:font-style="normal" officeooo:rsid="00b03b82" style:font-style-asian="normal" style:font-style-complex="normal"/>
    </style:style>
    <style:style style:name="T29" style:family="text">
      <style:text-properties style:font-name="Liberation Serif" fo:font-style="normal" officeooo:rsid="00b0fd3c" style:font-style-asian="normal" style:font-style-complex="normal"/>
    </style:style>
    <style:style style:name="T30" style:family="text">
      <style:text-properties style:font-name="Liberation Serif" fo:font-style="normal" officeooo:rsid="00b23584" style:font-style-asian="normal" style:font-style-complex="normal"/>
    </style:style>
    <style:style style:name="T31" style:family="text">
      <style:text-properties style:font-name="Liberation Serif" fo:font-style="normal" officeooo:rsid="00b24b67" style:font-style-asian="normal" style:font-style-complex="normal"/>
    </style:style>
    <style:style style:name="T32" style:family="text">
      <style:text-properties style:font-name="Liberation Serif" fo:font-style="normal" officeooo:rsid="00b564c0" style:font-style-asian="normal" style:font-style-complex="normal"/>
    </style:style>
    <style:style style:name="T33" style:family="text">
      <style:text-properties style:font-name="Liberation Serif" fo:font-style="normal" officeooo:rsid="00b7353a" style:font-style-asian="normal" style:font-style-complex="normal"/>
    </style:style>
    <style:style style:name="T34" style:family="text">
      <style:text-properties style:font-name="Liberation Serif" fo:font-style="normal" officeooo:rsid="00b7b5fd" style:font-style-asian="normal" style:font-style-complex="normal"/>
    </style:style>
    <style:style style:name="T35" style:family="text">
      <style:text-properties style:font-name="Liberation Serif" fo:font-style="normal" officeooo:rsid="00b7bed2" style:font-style-asian="normal" style:font-style-complex="normal"/>
    </style:style>
    <style:style style:name="T36" style:family="text">
      <style:text-properties style:font-name="Liberation Serif" fo:font-style="normal" officeooo:rsid="00b8cf45" style:font-style-asian="normal" style:font-style-complex="normal"/>
    </style:style>
    <style:style style:name="T37" style:family="text">
      <style:text-properties style:font-name="Liberation Serif" fo:font-style="normal" officeooo:rsid="00ba46b3" style:font-style-asian="normal" style:font-style-complex="normal"/>
    </style:style>
    <style:style style:name="T38" style:family="text">
      <style:text-properties style:font-name="Liberation Serif" fo:font-style="normal" officeooo:rsid="00bc4314" style:font-style-asian="normal" style:font-style-complex="normal"/>
    </style:style>
    <style:style style:name="T39" style:family="text">
      <style:text-properties style:font-name="Liberation Serif" fo:font-style="normal" officeooo:rsid="00bdc527" style:font-style-asian="normal" style:font-style-complex="normal"/>
    </style:style>
    <style:style style:name="T40" style:family="text">
      <style:text-properties style:font-name="Liberation Serif" fo:font-style="normal" officeooo:rsid="00bf6c59" style:font-style-asian="normal" style:font-style-complex="normal"/>
    </style:style>
    <style:style style:name="T41" style:family="text">
      <style:text-properties style:font-name="Liberation Serif" fo:font-style="normal" officeooo:rsid="00c30406" style:font-style-asian="normal" style:font-style-complex="normal"/>
    </style:style>
    <style:style style:name="T42" style:family="text">
      <style:text-properties style:font-name="Liberation Serif" fo:font-style="normal" officeooo:rsid="00c3c395" style:font-style-asian="normal" style:font-style-complex="normal"/>
    </style:style>
    <style:style style:name="T43" style:family="text">
      <style:text-properties style:font-name="Liberation Serif" fo:font-style="normal" officeooo:rsid="00c9c2b0" style:font-style-asian="normal" style:font-style-complex="normal"/>
    </style:style>
    <style:style style:name="T44" style:family="text">
      <style:text-properties style:font-name="Liberation Serif" fo:font-style="normal" officeooo:rsid="00cfd848" style:font-style-asian="normal" style:font-style-complex="normal"/>
    </style:style>
    <style:style style:name="T45" style:family="text">
      <style:text-properties style:font-name="Liberation Serif" fo:font-style="normal" officeooo:rsid="00d2c9a3" style:font-style-asian="normal" style:font-style-complex="normal"/>
    </style:style>
    <style:style style:name="T46" style:family="text">
      <style:text-properties style:font-name="Liberation Serif" fo:font-style="italic" officeooo:rsid="00999dac" style:font-style-asian="italic" style:font-style-complex="italic"/>
    </style:style>
    <style:style style:name="T47" style:family="text">
      <style:text-properties style:font-name="Liberation Serif" fo:font-style="italic" officeooo:rsid="00a0447a" style:font-style-asian="italic" style:font-style-complex="italic"/>
    </style:style>
    <style:style style:name="T48" style:family="text">
      <style:text-properties style:font-name="Liberation Serif" fo:font-style="italic" officeooo:rsid="00a1338e" style:font-style-asian="italic" style:font-style-complex="italic"/>
    </style:style>
    <style:style style:name="T49" style:family="text">
      <style:text-properties style:font-name="Liberation Serif" fo:font-style="italic" officeooo:rsid="00a2c72e" style:font-style-asian="italic" style:font-style-complex="italic"/>
    </style:style>
    <style:style style:name="T50" style:family="text">
      <style:text-properties style:font-name="Liberation Serif" fo:font-style="italic" officeooo:rsid="00b564c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 text:is-list-header="true">Part <text:span text:style-name="T1">1</text:span>, Chapter <text:span text:style-name="T2">1</text:span></text:h>
      <text:h text:style-name="P22" text:outline-level="1">An Introduction to Digital Sovereignty</text:h>
      <text:p text:style-name="P1"><text:span text:style-name="T4">Cryptocurrencies like Bitcoin, Ethereum, Litecoin, and many others have captured the attention of the digital world since their introduction </text:span><text:span text:style-name="T40">starting</text:span><text:span text:style-name="T4"> in </text:span><text:span text:style-name="T40">2009</text:span><text:span text:style-name="T4">. </text:span><text:span text:style-name="T5">Bitcoin was first on the scene, and sparked a wave of forks, new coins, tokens, and a whole ecosystem of technologies. </text:span><text:span text:style-name="T6">These coins offer self-sovereign money, a way to exchange value without relying on central authorities like governments or banks. No third party is needed to send, receive, or interact with these networks. </text:span><text:span text:style-name="T7">Instead, decentralized coins use a system based on cryptography to validate transactions and verify ownership </text:span><text:span text:style-name="T8">of assets.</text:span></text:p>
      <text:p text:style-name="P10"><text:s text:c="9"/></text:p>
      <text:p text:style-name="P20"><text:span text:style-name="T8">T</text:span><text:span text:style-name="T3">hese systems offer great power to their users – freedom from many of the restrictions and barriers in place that impede fiat transactions. </text:span><text:span text:style-name="T9">There’s no chargebacks for merchants to worry about – </text:span><text:span text:style-name="T11">transactions are irreversible</text:span><text:span text:style-name="T9">. There’s no border-based restrictions for folks </text:span><text:span text:style-name="T36">sending</text:span><text:span text:style-name="T9"> money to their family and friends across the world. </text:span><text:span text:style-name="T42">While s</text:span><text:span text:style-name="T41">ome localities may ban or restrict the use of cryptocurrencies from a legal perspective, this does not prevent a determined user from </text:span><text:span text:style-name="T42">using them anyway since there is no central authority in control of the network.</text:span><text:span text:style-name="T41"> </text:span><text:span text:style-name="T9">There’s no worry about </text:span><text:span text:style-name="T10">your accounts being frozen and inaccessible due to some clerical error – </text:span><text:span text:style-name="T12">if you have your keys, you have your coins</text:span><text:span text:style-name="T10">. </text:span><text:span text:style-name="T46">You</text:span><text:span text:style-name="T10"> control your money. No one can stop you from sending a valid transaction to any other party on the network so long as you </text:span><text:span text:style-name="T13">can sign that transaction with your keys. </text:span><text:span text:style-name="T17">This is true digital sovereignty when it comes to money. Just you, your cryptographic keys, and a world of your peers communicating over the internet.</text:span></text:p>
      <text:p text:style-name="P11"/>
      <text:p text:style-name="P3"><text:span text:style-name="T13">D</text:span><text:span text:style-name="T3">ecentralized currencies are undoubtedly powerful for their users </text:span><text:span text:style-name="T18">in the same way the internet is as a whole. </text:span><text:span text:style-name="T3">But this comes at a </text:span><text:soft-page-break/><text:span text:style-name="T3">cost – these technologies are also powerful tools for bad actors. </text:span><text:span text:style-name="T14">Scammers, malicious hackers, and thieves love cryptocurrencies, because the reward for compromising someone is an irreversible deposit in their own accounts. </text:span><text:span text:style-name="T15">For this reason, malicious actors have come up with a whole</text:span><text:span text:style-name="T47"> </text:span><text:span text:style-name="T15">industry of theft. From social engineering to technical compromise, there’s a rapidly evolving world of threats that seek to separate you from your coins. </text:span><text:span text:style-name="T16">In </text:span><text:span text:style-name="T37">nearly</text:span><text:span text:style-name="T16"> all cases, there’s no recourse if you get your cryptocurrency stolen – it’s just</text:span><text:span text:style-name="T48"> </text:span><text:span text:style-name="T16">gone</text:span><text:span text:style-name="T48">.</text:span></text:p>
      <text:p text:style-name="P12"/>
      <text:p text:style-name="P4"><text:span text:style-name="T17">For this reason, understanding cryptocurrency</text:span><text:span text:style-name="T49"> </text:span><text:span text:style-name="T17">security is so critical for safe passage in this digital space. </text:span><text:span text:style-name="T19">Peer-to-peer money means there’s no central authority to trust for transactions, but it also means there’s no corporate support line to call in the event of a problem. Your security is your responsibility, and yours alone. </text:span><text:span text:style-name="T20">Thankfully though, you don’t have to go at this truly alone. There’s lots of well vetted </text:span><text:span text:style-name="T21">security principles </text:span><text:span text:style-name="T20">that the Bitcoin and cryptocurrency community have developed to keep your keys and coins safe. </text:span></text:p>
      <text:p text:style-name="P13"/>
      <text:p text:style-name="P4"><text:span text:style-name="T22">This book is for users of every level that want to learn about digital asset security. Whether you’re brand new </text:span><text:span text:style-name="T38">or </text:span><text:span text:style-name="T22">an expert-level user, this book will offer useful information about security practices and threats you may face as you navigate the crypto ecosystem. </text:span><text:span text:style-name="T23">This book does assume some familiarity with the basics of crypto use and isn’t a guide on setting up a basic wallet or sending your first transaction. But it is designed to be accessible for folks of all levels. </text:span></text:p>
      <text:p text:style-name="P14"/>
      <text:p text:style-name="P5"><text:span text:style-name="T23">M</text:span><text:span text:style-name="T3">ost importantly, this book isn’t just a collection of tips you’re expected to follow because “experts” say you should. This book is about understanding the principles of security that will remain timeless as the space evolves. </text:span><text:span text:style-name="T24">If you understand why a particular practice is recommended, it’s easier to put into practice. We’ll be discussing the basic principles of crypto asset wallets, types of wallets and security practices for them, and common threats that are out there. </text:span></text:p>
      <text:p text:style-name="P19"/>
      <text:p text:style-name="P6"><text:soft-page-break/><text:span text:style-name="T3">This book is divided into four parts, each containing logical divisions of knowledge on crypto-security. </text:span><text:span text:style-name="T26">Part 1 is </text:span><text:span text:style-name="T3">an introduction to the principles behind wallets and crypto keys – a discussion of common key formats and ownership types. </text:span><text:span text:style-name="T25">This section will introduce you </text:span><text:span text:style-name="T26">to the ways a wallet will encode your critical private key data for backup. It will also explain the distinction between key ownership models you’ll encounter – custodial and non-custodial wallets. </text:span></text:p>
      <text:p text:style-name="P15"/>
      <text:p text:style-name="P7"><text:span text:style-name="T25">O</text:span><text:span text:style-name="T3">nce we’ve </text:span><text:span text:style-name="T39">looked</text:span><text:span text:style-name="T3"> into wallet control models and </text:span><text:span text:style-name="T43">private </text:span><text:span text:style-name="T3">key formats, </text:span><text:span text:style-name="T27">Part 2 will</text:span><text:span text:style-name="T3"> discuss the principles of securing </text:span><text:span text:style-name="T27">custodial (often called crypto exchange) accounts. These principles may seem familiar for users of online services. We’ll discuss how to create a strong passphrase, how to use 2 factor authentication, and some exchange-specific tools for enhanced security. This section will not only help </text:span><text:span text:style-name="T44">with </text:span><text:span text:style-name="T27">your exchange security hygiene, but can improve it for all of your important online accounts. This is a great section to share with your friends and family that aren’t even interested in digital currencies. </text:span></text:p>
      <text:p text:style-name="P16"/>
      <text:p text:style-name="P8"><text:span text:style-name="T27">Part 3 explains the detailed principles of securing self-custody wallets, the ultimate cryptocurrency experience. We’ll talk about how to safely manage your own keys, so you don’t have to trust an exchange to do so. </text:span><text:span text:style-name="T28">This section covers key backups, the types of non-custodial wallets, and principles for securing each. </text:span><text:span text:style-name="T29">Of particular interest to those looking to save for the long term is the section on popular hardware wallets. For everyday spending, there’s a section on hot wallets too. </text:span></text:p>
      <text:p text:style-name="P17"/>
      <text:p text:style-name="P8"><text:span text:style-name="T30">Finally, Part 4 will cover a fun (but perhaps scary) topic – threats. </text:span><text:span text:style-name="T31">This section covers a large variety of threats I have compiled in my years as a technical educator in this space. We’ll discuss common social engineering scams, malware, and even personal mistakes that can separate you from your coins. This section contains a detailed look at each threat, along with mitigation steps you can follow to prevent </text:span><text:span text:style-name="T45">yourself from </text:span><text:span text:style-name="T31">becoming a victim. Some threats include real-world examples from folks I have met that have lost (or nearly lost) coins. </text:span></text:p>
      <text:p text:style-name="P18"><text:soft-page-break/></text:p>
      <text:p text:style-name="P9"><text:span text:style-name="T31">U</text:span><text:span text:style-name="T3">ltimately, this book is </text:span><text:span text:style-name="T32">all about developing confidence in your ability to stay secure when using cryptocurrencies</text:span><text:span text:style-name="T3">. </text:span><text:span text:style-name="T32">I hope that you’ll walk away with a deeper understanding of the principles that drive security. Security isn’t just about applying recommended practices, although that is certainly important. Knowing </text:span><text:span text:style-name="T50">why</text:span><text:span text:style-name="T32"> a practice is recommended can help you adapt to future changes in the security landscape surrounding this fast-evolving set of technologies. </text:span><text:span text:style-name="T35">Self-sovereign </text:span><text:span text:style-name="T33">digital asset </text:span><text:span text:style-name="T35">ownership</text:span><text:span text:style-name="T33"> requires diligence, but it doesn’t have to be confusing or scary. Knowledge builds confidence, and confident </text:span><text:span text:style-name="T34">users can stand up to the threats that face them. </text:span></text:p>
      <text:p text:style-name="P1"><text:s text:c="28"/></text:p>
      <text:p text:style-name="P1"/>
      <text:p text:style-name="P1"/>
      <text:p text:style-name="P1"/>
      <text:p text:style-name="P1"/>
      <text:p text:style-name="P1"/>
      <text:p text:style-name="P1"/>
      <text:p text:style-name="P2"><text:s text:c="1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3-30T11:24:01.017000000</dc:date>
    <meta:editing-cycles>177</meta:editing-cycles>
    <meta:editing-duration>PT10H26M55S</meta:editing-duration>
    <meta:document-statistic meta:table-count="0" meta:image-count="0" meta:object-count="0" meta:page-count="4" meta:paragraph-count="16" meta:word-count="1054" meta:character-count="6764" meta:non-whitespace-character-count="5555"/>
    <meta:template xlink:type="simple" xlink:actuate="onRequest" xlink:title="" xlink:href="Normal.dotm"/>
  </office:meta>
</office:document-meta>
</file>